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72pt" style:font-size-asian="63pt" style:font-size-complex="72pt"/>
    </style:style>
    <style:style style:name="P2" style:family="paragraph" style:parent-style-name="Standard">
      <style:paragraph-properties fo:text-align="center" style:justify-single-word="false"/>
      <style:text-properties fo:font-size="72pt" officeooo:rsid="0019d38a" officeooo:paragraph-rsid="0019d38a" style:font-size-asian="63pt" style:font-size-complex="72pt"/>
    </style:style>
    <style:style style:name="P3" style:family="paragraph" style:parent-style-name="Standard">
      <style:paragraph-properties fo:text-align="center" style:justify-single-word="false"/>
      <style:text-properties fo:font-size="12pt" officeooo:rsid="0019d38a" officeooo:paragraph-rsid="0019d38a" style:font-size-asian="10.5pt" style:font-size-complex="12pt"/>
    </style:style>
    <style:style style:name="P4" style:family="paragraph" style:parent-style-name="Standard">
      <style:paragraph-properties fo:text-align="start" style:justify-single-word="false"/>
      <style:text-properties fo:font-size="12pt" officeooo:rsid="0019d38a" officeooo:paragraph-rsid="0019d38a" style:font-size-asian="10.5pt" style:font-size-complex="12pt"/>
    </style:style>
    <style:style style:name="P5" style:family="paragraph" style:parent-style-name="Standard">
      <style:paragraph-properties fo:text-align="start" style:justify-single-word="false"/>
      <style:text-properties fo:font-size="12pt" officeooo:rsid="001a2ee6" officeooo:paragraph-rsid="001a2ee6" style:font-size-asian="10.5pt" style:font-size-complex="12pt"/>
    </style:style>
    <style:style style:name="P6" style:family="paragraph" style:parent-style-name="Standard">
      <style:paragraph-properties fo:text-align="start" style:justify-single-word="false"/>
      <style:text-properties fo:font-size="12pt" officeooo:rsid="001a2ee6" officeooo:paragraph-rsid="001b4b79" style:font-size-asian="10.5pt" style:font-size-complex="12pt"/>
    </style:style>
    <style:style style:name="P7" style:family="paragraph" style:parent-style-name="Standard">
      <style:paragraph-properties fo:text-align="start" style:justify-single-word="false"/>
      <style:text-properties fo:font-size="12pt" officeooo:rsid="001b4b79" officeooo:paragraph-rsid="001b4b79" style:font-size-asian="10.5pt" style:font-size-complex="12pt"/>
    </style:style>
    <style:style style:name="P8" style:family="paragraph" style:parent-style-name="Standard">
      <style:paragraph-properties fo:text-align="start" style:justify-single-word="false"/>
      <style:text-properties fo:font-size="12pt" officeooo:rsid="001a2ee6" officeooo:paragraph-rsid="001a2ee6" style:font-size-asian="10.5pt" style:font-size-complex="12pt"/>
    </style:style>
    <style:style style:name="P9" style:family="paragraph" style:parent-style-name="Standard">
      <style:paragraph-properties fo:text-align="start" style:justify-single-word="false"/>
      <style:text-properties fo:font-size="12pt" officeooo:rsid="001a2ee6" officeooo:paragraph-rsid="001c9c4f" style:font-size-asian="10.5pt" style:font-size-complex="12pt"/>
    </style:style>
    <style:style style:name="P10" style:family="paragraph" style:parent-style-name="Standard">
      <style:paragraph-properties fo:text-align="start" style:justify-single-word="false"/>
      <style:text-properties fo:font-size="12pt" officeooo:rsid="001b4b79" officeooo:paragraph-rsid="001b4b79" style:font-size-asian="10.5pt" style:font-size-complex="12pt"/>
    </style:style>
    <style:style style:name="P11" style:family="paragraph" style:parent-style-name="Standard">
      <style:paragraph-properties fo:text-align="start" style:justify-single-word="false"/>
      <style:text-properties fo:font-size="12pt" officeooo:rsid="0019d38a" officeooo:paragraph-rsid="0019d38a" style:font-size-asian="10.5pt" style:font-size-complex="12pt"/>
    </style:style>
    <style:style style:name="T1" style:family="text">
      <style:text-properties officeooo:rsid="001b4b79"/>
    </style:style>
    <style:style style:name="T2" style:family="text">
      <style:text-properties officeooo:rsid="001c9c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Programmer Manual</text:p>
      <text:p text:style-name="P2"/>
      <text:p text:style-name="P2"/>
      <text:p text:style-name="P2"/>
      <text:p text:style-name="P3"/>
      <text:p text:style-name="P3"><text:soft-page-break/>Programmer Manual</text:p>
      <text:p text:style-name="P3">Graph</text:p>
      <text:p text:style-name="P4">1.<text:tab/>Problem Description</text:p>
      <text:p text:style-name="P4"><text:tab/>This program provides an ADT using adjacency lists to represent a directed or undirected graph. Data, such as cities, can be stored in a network of vertices connected with weighted edges. This graph can be added to and removed from, as well as traversed both breadth first and depth first. Dijkstra's algorithm is used to find the shortest path between any two of the vertices as well.</text:p>
      <text:p text:style-name="P4"/>
      <text:p text:style-name="P4">2.<text:tab/>Data Types and Classes</text:p>
      <text:p text:style-name="P4"><text:tab/>The data types used in this program fall into two categories: predefined data types and programmer defined data types. The following subsections address the data types used.</text:p>
      <text:p text:style-name="P4"/>
      <text:p text:style-name="P5">A.<text:tab/>Predefined Data Types</text:p>
      <text:p text:style-name="P4">2.1<text:tab/>int</text:p>
      <text:p text:style-name="P4"/>
      <text:p text:style-name="P4">Variables:</text:p>
      <text:p text:style-name="P4"><text:tab/>choice<text:tab/><text:tab/><text:tab/><text:tab/>user input for the main menu</text:p>
      <text:p text:style-name="P4"><text:tab/>visited<text:tab/><text:tab/><text:tab/><text:tab/>flag determining whether a vertex has been visited</text:p>
      <text:p text:style-name="P4"><text:tab/>firstFound<text:tab/><text:tab/><text:tab/>first edge found</text:p>
      <text:p text:style-name="P4"><text:tab/>secondFound<text:tab/><text:tab/><text:tab/>second edge found</text:p>
      <text:p text:style-name="P4"><text:tab/>v1Index<text:tab/><text:tab/><text:tab/>index location of vertex 1</text:p>
      <text:p text:style-name="P4"><text:tab/>v2Index<text:tab/><text:tab/><text:tab/>index location of vertex 2</text:p>
      <text:p text:style-name="P4"/>
      <text:p text:style-name="P4">2.2<text:tab/>bool</text:p>
      <text:p text:style-name="P4"/>
      <text:p text:style-name="P4">Variables:</text:p>
      <text:p text:style-name="P4"><text:tab/>populated<text:tab/><text:tab/><text:tab/>flag determining whether a graph has data in it or not</text:p>
      <text:p text:style-name="P4"/>
      <text:p text:style-name="P4">2.3<text:tab/>double</text:p>
      <text:p text:style-name="P4"/>
      <text:p text:style-name="P4">Variables:</text:p>
      <text:p text:style-name="P4"><text:tab/>distance<text:tab/><text:tab/><text:tab/>shortest distance determined by Dijkstra's algorithm</text:p>
      <text:p text:style-name="P4"><text:tab/>minDist<text:tab/><text:tab/><text:tab/>the minimum distance to a particular vertex</text:p>
      <text:p text:style-name="P4"><text:tab/><text:span text:style-name="T2">prevDist<text:tab/><text:tab/><text:tab/>the minimum distance to the previous vertex</text:span></text:p>
      <text:p text:style-name="P4"/>
      <text:p text:style-name="P4">2.4<text:tab/>string </text:p>
      <text:p text:style-name="P4"/>
      <text:p text:style-name="P4">Variables:</text:p>
      <text:p text:style-name="P4"><text:tab/>filename<text:tab/><text:tab/><text:tab/>name of the file containing the graph data</text:p>
      <text:p text:style-name="P4"/>
      <text:p text:style-name="P4">2.5<text:tab/>stack</text:p>
      <text:p text:style-name="P4"/>
      <text:p text:style-name="P4">Variables:</text:p>
      <text:p text:style-name="P4"><text:tab/>path<text:tab/><text:tab/><text:tab/><text:tab/>stack used to hold the shortest path</text:p>
      <text:p text:style-name="P4"/>
      <text:p text:style-name="P4"/>
      <text:p text:style-name="P4"/>
      <text:p text:style-name="P4"/>
      <text:p text:style-name="P4"/>
      <text:p text:style-name="P4"><text:soft-page-break/>2.6<text:tab/>queue/<text:span text:style-name="T2">deque</text:span></text:p>
      <text:p text:style-name="P4"/>
      <text:p text:style-name="P4">Variables:</text:p>
      <text:p text:style-name="P4"><text:tab/>q<text:tab/><text:tab/><text:tab/><text:tab/>queue used for the breadth first traversal, Dijkstra's algorithm, <text:span text:style-name="T2">and <text:s/><text:tab/><text:tab/><text:tab/><text:tab/><text:tab/>a deque for Ford's algorithm</text:span></text:p>
      <text:p text:style-name="P4"/>
      <text:p text:style-name="P4">2.7<text:tab/>vector </text:p>
      <text:p text:style-name="P4"/>
      <text:p text:style-name="P4">Variables:</text:p>
      <text:p text:style-name="P4"><text:tab/>G<text:tab/><text:tab/><text:tab/><text:tab/>holds all of the vertices</text:p>
      <text:p text:style-name="P4"/>
      <text:p text:style-name="P5">2.8<text:tab/>list </text:p>
      <text:p text:style-name="P5"/>
      <text:p text:style-name="P5">Variables:</text:p>
      <text:p text:style-name="P5"><text:tab/>edgelist<text:tab/><text:tab/><text:tab/>the adjacency list of each vertex</text:p>
      <text:p text:style-name="P5"/>
      <text:p text:style-name="P5">B.<text:tab/>Programmer Defined Data Types</text:p>
      <text:p text:style-name="P5">2.1<text:tab/>V</text:p>
      <text:p text:style-name="P5"/>
      <text:p text:style-name="P5">Variables:</text:p>
      <text:p text:style-name="P5"><text:tab/>name<text:tab/><text:tab/><text:tab/><text:tab/>vertex name</text:p>
      <text:p text:style-name="P5"><text:tab/>prev<text:tab/><text:tab/><text:tab/><text:tab/>previous vertex name</text:p>
      <text:p text:style-name="P5"><text:tab/>v<text:tab/><text:tab/><text:tab/><text:tab/>arbitrary vertex</text:p>
      <text:p text:style-name="P5"/>
      <text:p text:style-name="P5">2.2<text:tab/>W</text:p>
      <text:p text:style-name="P5"/>
      <text:p text:style-name="P5">Variables:</text:p>
      <text:p text:style-name="P5"><text:tab/>weight<text:tab/><text:tab/><text:tab/><text:tab/>weight of each edge</text:p>
      <text:p text:style-name="P5"/>
      <text:p text:style-name="P5">2.3<text:tab/>edgeRep</text:p>
      <text:p text:style-name="P5"/>
      <text:p text:style-name="P5">This struct has:</text:p>
      <text:p text:style-name="P5"><text:tab/>Data members:<text:tab/>V name</text:p>
      <text:p text:style-name="P5"><text:tab/><text:tab/><text:tab/><text:tab/>W weight</text:p>
      <text:p text:style-name="P5"/>
      <text:p text:style-name="P5">See the programmer manual for the Graph class for more details.</text:p>
      <text:p text:style-name="P5"/>
      <text:p text:style-name="P5">2.3<text:tab/>vertex</text:p>
      <text:p text:style-name="P5"/>
      <text:p text:style-name="P5">This struct has:</text:p>
      <text:p text:style-name="P5"><text:tab/>Data members:<text:tab/>V name</text:p>
      <text:p text:style-name="P5"><text:tab/><text:tab/><text:tab/><text:tab/>int visited</text:p>
      <text:p text:style-name="P5"><text:tab/><text:tab/><text:tab/><text:tab/>list edgelist</text:p>
      <text:p text:style-name="P5"><text:tab/><text:tab/><text:tab/><text:tab/>double minDist</text:p>
      <text:p text:style-name="P5"><text:tab/><text:tab/><text:tab/><text:tab/>V prev</text:p>
      <text:p text:style-name="P5"/>
      <text:p text:style-name="P5">See the programmer manual for the Graph c lass for more details</text:p>
      <text:p text:style-name="P5"/>
      <text:p text:style-name="P5"/>
      <text:p text:style-name="P5"><text:soft-page-break/>2.4<text:tab/>Graph</text:p>
      <text:p text:style-name="P5"/>
      <text:p text:style-name="P5">This class has:</text:p>
      <text:p text:style-name="P5"><text:tab/>Data members:<text:tab/>bool populated</text:p>
      <text:p text:style-name="P5"><text:tab/>Member functions:<text:tab/>Graph</text:p>
      <text:p text:style-name="P5"><text:tab/><text:tab/><text:tab/><text:tab/>~Graph</text:p>
      <text:p text:style-name="P5"><text:tab/><text:tab/><text:tab/><text:tab/>isVertex</text:p>
      <text:p text:style-name="P5"><text:tab/><text:tab/><text:tab/><text:tab/>isUniEdge</text:p>
      <text:p text:style-name="P5"><text:tab/><text:tab/><text:tab/><text:tab/>isBiDirEdge</text:p>
      <text:p text:style-name="P5"><text:tab/><text:tab/><text:tab/><text:tab/>AddVertex</text:p>
      <text:p text:style-name="P5"><text:tab/><text:tab/><text:tab/><text:tab/>DeleteVertex</text:p>
      <text:p text:style-name="P5"><text:tab/><text:tab/><text:tab/><text:tab/>AddUniEdge</text:p>
      <text:p text:style-name="P5"><text:tab/><text:tab/><text:tab/><text:tab/>DeleteUniEdge</text:p>
      <text:p text:style-name="P5"><text:tab/><text:tab/><text:tab/><text:tab/>AddBiDirEdge</text:p>
      <text:p text:style-name="P5"><text:tab/><text:tab/><text:tab/><text:tab/>DeleteBiDirEdge</text:p>
      <text:p text:style-name="P5"><text:tab/><text:tab/><text:tab/><text:tab/>SimplePrintGraph</text:p>
      <text:p text:style-name="P5"><text:tab/><text:tab/><text:tab/><text:tab/>ShortestDistance</text:p>
      <text:p text:style-name="P5"><text:tab/><text:tab/><text:tab/><text:tab/>GetGraph</text:p>
      <text:p text:style-name="P5"><text:tab/><text:tab/><text:tab/><text:tab/>BFTraversal</text:p>
      <text:p text:style-name="P5"><text:tab/><text:tab/><text:tab/><text:tab/>DFTraversal</text:p>
      <text:p text:style-name="P5"><text:tab/><text:tab/><text:tab/><text:tab/>DFUtility</text:p>
      <text:p text:style-name="P5"><text:tab/><text:tab/><text:tab/><text:tab/><text:span text:style-name="T2">MST</text:span></text:p>
      <text:p text:style-name="P5"><text:tab/><text:tab/><text:tab/><text:tab/><text:span text:style-name="T2">FordShortestPath</text:span></text:p>
      <text:p text:style-name="P5"/>
      <text:p text:style-name="P5">See the programmer manual for the Graph class for more details.</text:p>
      <text:p text:style-name="P5"/>
      <text:p text:style-name="P5">3.<text:tab/>High Level Program Solution</text:p>
      <text:p text:style-name="P5"/>
      <text:p text:style-name="P5">Main Program</text:p>
      <text:p text:style-name="P5">Print the menu</text:p>
      <text:p text:style-name="P5">Option 1.<text:tab/>Read in an input file holding the graph data</text:p>
      <text:p text:style-name="P5"/>
      <text:p text:style-name="P5">Option 2.<text:tab/><text:span text:style-name="T2">Print the graph</text:span></text:p>
      <text:p text:style-name="P5"/>
      <text:p text:style-name="P5">Option 3.<text:tab/><text:span text:style-name="T2">Test if a vertex is in the graph</text:span></text:p>
      <text:p text:style-name="P5"/>
      <text:p text:style-name="P5">Option 4.<text:tab/>Test if <text:span text:style-name="T2">an edge exists between two vertices</text:span></text:p>
      <text:p text:style-name="P5"><text:tab/><text:span text:style-name="T2">Sub-Option 1.<text:tab/><text:tab/>Test unidirectional edge</text:span></text:p>
      <text:p text:style-name="P5"><text:tab/><text:span text:style-name="T2">Sub-Option 2.<text:tab/><text:tab/>Test bidirectional edge</text:span></text:p>
      <text:p text:style-name="P5"><text:tab/><text:span text:style-name="T2">Sub-Option 3.<text:tab/><text:tab/>Return to main menu</text:span></text:p>
      <text:p text:style-name="P5"/>
      <text:p text:style-name="P5">Option 5.<text:tab/>Add a vertex</text:p>
      <text:p text:style-name="P5"><text:tab/><text:tab/>Check if a vertex already exists</text:p>
      <text:p text:style-name="P5"><text:tab/><text:tab/>If not, push the new vertex into G</text:p>
      <text:p text:style-name="P5"/>
      <text:p text:style-name="P5"/>
      <text:p text:style-name="P5"/>
      <text:p text:style-name="P5"/>
      <text:p text:style-name="P5"/>
      <text:p text:style-name="P5"><text:soft-page-break/>Option 6.<text:tab/>Add a<text:span text:style-name="T2">n edge</text:span></text:p>
      <text:p text:style-name="P5"><text:tab/><text:span text:style-name="T2">Sub-Option 1.<text:tab/><text:tab/>Add unidirectional edge</text:span></text:p>
      <text:p text:style-name="P5"><text:tab/><text:span text:style-name="T2">Sub-Option 2.<text:tab/><text:tab/>Add bidirectional edge</text:span></text:p>
      <text:p text:style-name="P5"><text:tab/><text:span text:style-name="T2">Sub-Option 3.<text:tab/><text:tab/>Return to main menu</text:span></text:p>
      <text:p text:style-name="P5"><text:tab/>Check if vertices exist and edge does not exist</text:p>
      <text:p text:style-name="P5"><text:tab/>If the vertices do not exist, create them</text:p>
      <text:p text:style-name="P5"><text:tab/>Push the new edge into the adjacency lists of the appropriate vertices</text:p>
      <text:p text:style-name="P5"/>
      <text:p text:style-name="P5">Option 7.<text:tab/><text:span text:style-name="T2">Delete a vertex</text:span></text:p>
      <text:p text:style-name="P9"><text:tab/><text:tab/>Check if the vertex exists</text:p>
      <text:p text:style-name="P9"><text:tab/><text:tab/>If so, delete it from G</text:p>
      <text:p text:style-name="P9"><text:tab/><text:tab/>Delete all edges incident with the vertex from the rest of the adjacency lists</text:p>
      <text:p text:style-name="P5"><text:tab/><text:tab/></text:p>
      <text:p text:style-name="P5">Option 8.<text:tab/><text:span text:style-name="T2">Delete an edge</text:span></text:p>
      <text:p text:style-name="P5"><text:tab/><text:span text:style-name="T2">Sub-Option 1.<text:tab/><text:tab/>Delete unidirectional edge</text:span></text:p>
      <text:p text:style-name="P5"><text:tab/><text:span text:style-name="T2">Sub-Option 2.<text:tab/><text:tab/>Delete bidirectional edge</text:span></text:p>
      <text:p text:style-name="P5"><text:tab/><text:span text:style-name="T2">Sub-Option 3.<text:tab/><text:tab/>Return to main menu</text:span></text:p>
      <text:p text:style-name="P9"><text:tab/>Check if the vertices and edge exists</text:p>
      <text:p text:style-name="P9"><text:tab/>If so, <text:span text:style-name="T1">delete the edge from the edgelists</text:span></text:p>
      <text:p text:style-name="P5"/>
      <text:p text:style-name="P5">Option 9.<text:tab/><text:span text:style-name="T2">Traverse the graph</text:span></text:p>
      <text:p text:style-name="P5"><text:tab/><text:span text:style-name="T2">Sub-Option 1.<text:tab/><text:tab/>Breadth first traversal</text:span></text:p>
      <text:p text:style-name="P5"><text:tab/><text:span text:style-name="T2">Sub-Option 2.<text:tab/><text:tab/>Depth first traversal</text:span></text:p>
      <text:p text:style-name="P5"><text:tab/><text:span text:style-name="T2">Sub-Option 3.<text:tab/><text:tab/>Return to main menu</text:span></text:p>
      <text:p text:style-name="P5"/>
      <text:p text:style-name="P7">Option 10.<text:tab/><text:span text:style-name="T2">Find the shortest path</text:span></text:p>
      <text:p text:style-name="P7"><text:tab/><text:span text:style-name="T2">Sub-Option 1.<text:tab/><text:tab/>Dijkstra's algorithm between two vertices</text:span></text:p>
      <text:p text:style-name="P7"><text:tab/><text:span text:style-name="T2">Sub-Option 2.<text:tab/><text:tab/>Ford's algorithm from one vertex to all other vertices</text:span></text:p>
      <text:p text:style-name="P7"><text:tab/><text:span text:style-name="T2">Sub-Option 3.<text:tab/><text:tab/>Return to main menu</text:span></text:p>
      <text:p text:style-name="P6"><text:tab/><text:tab/></text:p>
      <text:p text:style-name="P7">Option 11.<text:tab/><text:span text:style-name="T2">Find the minimum spanning tree of the graph using Prim's algorithm</text:span></text:p>
      <text:p text:style-name="P7"/>
      <text:p text:style-name="P7">Option 12.<text:tab/><text:span text:style-name="T2">Exit program</text:span></text:p>
      <text:p text:style-name="P7"/>
      <text:p text:style-name="P7">4.<text:tab/>Limitations and Suggestions</text:p>
      <text:p text:style-name="P7"><text:tab/>The current program needs a specifically formatted file to read in the graph data. These restrictions could be relaxed and the program could read in different types of files. The program could also be modified in order to save the graph to another file which could be read back in. <text:span text:style-name="T2">The minimum spanning tree could also be saved instead of just displayed when the option is selec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03:29:30.849000000</meta:creation-date>
    <dc:date>2019-04-07T15:51:12.892000000</dc:date>
    <meta:editing-duration>PT14M59S</meta:editing-duration>
    <meta:editing-cycles>2</meta:editing-cycles>
    <meta:generator>LibreOffice/4.4.4.3$Windows_x86 LibreOffice_project/2c39ebcf046445232b798108aa8a7e7d89552ea8</meta:generator>
    <meta:document-statistic meta:table-count="0" meta:image-count="0" meta:object-count="0" meta:page-count="5" meta:paragraph-count="128" meta:word-count="706" meta:character-count="4415" meta:non-whitespace-character-count="3612"/>
  </office:meta>
</office:document-meta>
</file>